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9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16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17"><text:tab/></text:span><text:span text:style-name="T16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18">DeclaracionesRec1.nh <text:tab/>= max (DeclaracionesRec0.nh, Declaracion.n)</text:span></text:span></text:p>
      <text:p text:style-name="P12"><text:span text:style-name="Fuente_20_de_20_párrafo_20_predeter."><text:span text:style-name="T18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sRec1.nh <text:tab/><text:tab/>= LFParametrosRec0.nh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oft-page-break/><text:span text:style-name="Fuente_20_de_20_párrafo_20_predeter."><text:span text:style-name="T8">(rec. izquierdas)</text:span></text:span></text:p>
      <text:p text:style-name="Standard"><text:bookmark-start text:name="__DdeLink__10605_375864274"/><text:bookmark-start text:name="__DdeLink__22173_1730890738"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10605_375864274"/><text:bookmark-end text:name="__DdeLink__22173_1730890738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16">DeclaracionesRec.errorh <text:tab/>= </text:span></text:p>
      <text:p text:style-name="P12"><text:tab/><text:tab/>Declaracion.error <text:s/>v <text:s/></text:p>
      <text:p text:style-name="P11"><text:span text:style-name="T16"><text:tab/><text:tab/>(existeID(Declaraciones.tsh,Declaracion.id) <text:s/></text:span><text:bookmark-start text:name="__DdeLink__14717_18447185971"/><text:span text:style-name="T16">٨</text:span><text:bookmark-end text:name="__DdeLink__14717_18447185971"/><text:span text:style-name="T16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16"><text:tab/><text:tab/><text:tab/></text:span><text:bookmark-start text:name="__DdeLink__14719_1844718597"/><text:span text:style-name="T16">(si (Declaracion.props.clase = tipo) {Declaracion.id} sino {}</text:span><text:bookmark-end text:name="__DdeLink__14719_1844718597"/></text:p>
      <text:p text:style-name="P11"><text:tab/><text:span text:style-name="T16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16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8"><text:tab/>LFParametros.errorh <text:tab/>= FParametro.error</text:span></text:span></text:p>
      <text:p text:style-name="Standard"><text:span text:style-name="Fuente_20_de_20_párrafo_20_predeter."><text:span text:style-name="T8"><text:tab/>LFParametros.error <text:tab/><text:tab/>=</text:span></text:span><text:bookmark-start text:name="__DdeLink__14725_1844718597"/><text:span text:style-name="Fuente_20_de_20_párrafo_20_predeter."><text:span text:style-name="T8"> </text:span></text:span></text:p>
      <text:p text:style-name="Standard"><text:span text:style-name="Fuente_20_de_20_párrafo_20_predeter."><text:span text:style-name="T8"><text:tab/><text:tab/>LFParametrosRec.error v <text:tab/>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9">٨ 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oft-page-break/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16"><text:tab/></text:span><text:span text:style-name="T16">CamposRec.errorh <text:tab/>= Campo.error</text:span></text:p>
      <text:p text:style-name="P11"><text:span text:style-name="T16"><text:tab/></text:span><text:span text:style-name="T16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16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16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q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16">InstruccionesRec.error <text:tab/>= </text:span><text:bookmark-end text:name="__DdeLink__20334_213522392"/><text:span text:style-name="T16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_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_h<text:tab/>= LAParametrosRec0.nparametros_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rosRec1.error v</text:span></text:span></text:p>
      <text:p text:style-name="P7"><text:span text:style-name="Fuente_20_de_20_párrafo_20_predeter."><text:span text:style-name="T12"><text:tab/><text:tab/>LAParameterosRec0.nparametros_h +1 &gt; |LAParametros.fparametrosh| <text:s/>v<text:tab/><text:tab/>LAParametrosRec0.parametrosh[LAParametrosRec0.nparametros_h].modo = 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0.fparametrosh[LAParametrosRec0.nparametros_h].tipo, <text:tab/><text:tab/><text:tab/><text:tab/>Expresion.tipo, LAParametrosRec0.tsh</text:span></text:span></text:p>
      <text:p text:style-name="P7"><text:soft-page-break/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16"><text:tab/><text:tab/>si existe(</text:span>Tipo.tsh<text:span text:style-name="T16">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tab/><text:tab/>si <text:tab/>(ExpresionFact.tipoh = &lt;t:error&gt; v </text:p>
      <text:p text:style-name="P13"><text:tab/><text:tab/><text:tab/>ExpresionNiv1.tipo = &lt;t:error&gt;) v</text:p>
      <text:p text:style-name="P13"><text:soft-page-break/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2Rec.tipo</text:p>
      <text:p text:style-name="P13"/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ExpresionNiv1Rec0.modh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><text:tab/>ExpresionNiv1Rec0.modo <text:tab/>= val</text:span></text:span></text:p>
      <text:p text:style-name="P13"><text:soft-page-break/></text:p>
      <text:p text:style-name="P11"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><text:soft-page-break/></text:p>
      <text:p text:style-name="P13"/>
      <text:p text:style-name="P13">(factorizamos)</text:p>
      <text:p text:style-name="P11"><text:bookmark-start text:name="__DdeLink__28992_213522392"/><text:bookmark-start text:name="__DdeLink__28990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2_213522392"/><text:bookmark-end text:name="__DdeLink__28990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1"><text:tab/>DeclaracionesRec.nh <text:tab/>= Declaracion.n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Declaracion.dir 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oft-page-break/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 -&gt; FParam LFParam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sRec.tsh <text:tab/>= </text:span></text:span></text:p>
      <text:p text:style-name="Standard"><text:span text:style-name="Fuente_20_de_20_párrafo_20_predeter."><text:span text:style-name="T1"><text:tab/><text:tab/>añadeID(LFParams.tsh,FParam.id, FParam.props ++ &lt;dir:0&gt;</text:span></text:span></text:p>
      <text:p text:style-name="Standard"><text:span text:style-name="Fuente_20_de_20_párrafo_20_predeter."><text:span text:style-name="T1"><text:tab/>LFParamsRec.dirh <text:tab/>= FParam.tam.</text:span></text:span></text:p>
      <text:p text:style-name="Standard"><text:span text:style-name="Fuente_20_de_20_párrafo_20_predeter."><text:span text:style-name="T1"><text:tab/>LFParams.ts <text:tab/><text:tab/>= LFParamsRec.ts</text:span></text:span></text:p>
      <text:p text:style-name="Standard"><text:span text:style-name="Fuente_20_de_20_párrafo_20_predeter."><text:span text:style-name="T1"><text:tab/>LFParams.dir <text:tab/><text:tab/>= LFParams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Rec -&gt; FParam , LFParamsRec</text:span></text:span></text:p>
      <text:p text:style-name="Standard"><text:span text:style-name="Fuente_20_de_20_párrafo_20_predeter."><text:span text:style-name="T1"><text:tab/>FParam.dirh <text:tab/><text:tab/>= LFParamsRec0.dirh</text:span></text:span></text:p>
      <text:p text:style-name="Standard"><text:span text:style-name="Fuente_20_de_20_párrafo_20_predeter."><text:span text:style-name="T1"><text:tab/>LFParamsRec1.dirh <text:tab/>= LFParamsRec0.dirh + FParam.tam</text:span></text:span></text:p>
      <text:p text:style-name="Standard"><text:span text:style-name="Fuente_20_de_20_párrafo_20_predeter."><text:span text:style-name="T1"><text:tab/>LFParamsRec1.tsh <text:tab/>= añadeID(LFParams0,tsh, FParam.id, FParam.props ++ &lt;dir:LFParamsRec0.dirh&gt;)</text:span></text:span></text:p>
      <text:p text:style-name="Standard"><text:span text:style-name="Fuente_20_de_20_párrafo_20_predeter."><text:span text:style-name="T1"><text:tab/>LFParamsRec0.ts <text:tab/>= LFParam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Rec -&gt; λ</text:span></text:span></text:p>
      <text:p text:style-name="Standard"><text:span text:style-name="Fuente_20_de_20_párrafo_20_predeter."><text:span text:style-name="T1"><text:tab/>LFParamsRec.dir <text:tab/>= LFParamsRec.dirh</text:span></text:span></text:p>
      <text:p text:style-name="Standard"><text:span text:style-name="Fuente_20_de_20_párrafo_20_predeter."><text:span text:style-name="T1"><text:tab/>LFParamsRec.ts <text:tab/><text:tab/>= LFParam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pan text:style-name="Fuente_20_de_20_párrafo_20_predeter."><text:span text:style-name="T1"><text:tab/>DecsBloqueRec.dirh = DecsBloque.dirh + Dec.tam</text:span></text:span></text:p>
      <text:p text:style-name="Standard"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oft-page-break/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_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0.fParametrosh[LAParametros0Rec.nParametros_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.fparametrosh[LAParametrosRec0.nparametros_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 <text:tab/><text:tab/><text:tab/>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oft-page-break/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1"><text:tab/>ExpresionFact.etqh = ExpresionNiv1.etq &lt;--(estaba Expresion.etqh)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tipoh = ExpresionNiv1.tipo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bookmark-start text:name="__DdeLink__28922_213522392"/><text:span text:style-name="Fuente_20_de_20_párrafo_20_predeter."><text:span text:style-name="T1"><text:tab/>ExpresionNiv1.parh= false</text:span></text:span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5_213522392"/><text:bookmark-start text:name="__DdeLink__28924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5_213522392"/><text:bookmark-end text:name="__DdeLink__2892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oft-page-break/><text:span text:style-name="Fuente_20_de_20_párrafo_20_predeter."><text:span text:style-name="T1"><text:s/><text:tab/>ExpresionNiv1Rec.codh = ExpresionNiv2.cod</text:span></text:span></text:p>
      <text:p text:style-name="Standard"><text:span text:style-name="Fuente_20_de_20_párrafo_20_predeter."><text:span text:style-name="T1"><text:tab/>ExpresionNiv1Rec.tipoh = ExpresionNiv2.tip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ExpresionNiv1Rec1.tipoh = ExpresionNiv2.tipo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1_213522392"/><text:bookmark-start text:name="__DdeLink__28960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1_213522392"/><text:bookmark-end text:name="__DdeLink__28960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tipoh = ExpresionNiv3.tipo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oft-page-break/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09T19:33:00Z</meta:creation-date>
    <dc:date>2010-05-12T11:22:40</dc:date>
    <meta:editing-cycles>57</meta:editing-cycles>
    <meta:editing-duration>PT29H12M51S</meta:editing-duration>
    <meta:document-statistic meta:table-count="0" meta:image-count="0" meta:object-count="0" meta:page-count="12" meta:paragraph-count="595" meta:word-count="1955" meta:character-count="228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